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font-size-asian="10.5pt"/>
    </style:style>
    <style:style style:name="P2" style:family="paragraph" style:parent-style-name="Text_20_body">
      <style:text-properties style:font-name="Times New Roman" fo:language="ru" fo:country="RU" style:font-size-asian="10.5pt"/>
    </style:style>
    <style:style style:name="P3" style:family="paragraph" style:parent-style-name="Text_20_body">
      <style:text-properties style:font-name="Times New Roman" fo:language="ru" fo:country="RU" officeooo:paragraph-rsid="0018ef2a" style:font-size-asian="10.5pt"/>
    </style:style>
    <style:style style:name="P4" style:family="paragraph" style:parent-style-name="Text_20_body">
      <style:text-properties style:font-name="Times New Roman" fo:language="ru" fo:country="RU" officeooo:paragraph-rsid="001c9740" style:font-size-asian="10.5pt"/>
    </style:style>
    <style:style style:name="T1" style:family="text">
      <style:text-properties style:font-name="Times New Roman" fo:language="ru" fo:country="RU" style:font-size-asian="10.5pt"/>
    </style:style>
    <style:style style:name="T2" style:family="text">
      <style:text-properties style:font-name="Times New Roman" fo:language="ru" fo:country="RU" officeooo:rsid="001a924c" style:font-size-asian="10.5pt"/>
    </style:style>
    <style:style style:name="T3" style:family="text">
      <style:text-properties officeooo:rsid="0018ef2a"/>
    </style:style>
    <style:style style:name="T4" style:family="text">
      <style:text-properties fo:font-style="italic" officeooo:rsid="0018ef2a" style:font-style-asian="italic" style:font-style-complex="italic"/>
    </style:style>
    <style:style style:name="T5" style:family="text">
      <style:text-properties officeooo:rsid="001ac85c"/>
    </style:style>
    <style:style style:name="T6" style:family="text">
      <style:text-properties officeooo:rsid="001c9740"/>
    </style:style>
    <style:style style:name="T7" style:family="text">
      <style:text-properties officeooo:rsid="001e95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2">Действие I я</text:span></text:span><text:span text:style-name="Strong_20_Emphasis"><text:span text:style-name="T1">вление II</text:span></text:span></text:p>
      <text:p text:style-name="Text_20_body"><text:span text:style-name="Emphasis"><text:span text:style-name="T1">Те же и </text:span></text:span><text:span text:style-name="Emphasis"><text:span text:style-name="Strong_20_Emphasis"><text:span text:style-name="T1">Дженнаро.</text:span></text:span></text:span></text:p>
      <text:p text:style-name="Text_20_body"><text:span text:style-name="Strong_20_Emphasis"><text:span text:style-name="T1">Дженнаро</text:span></text:span></text:p>
      <text:p text:style-name="P2">Панталоне, я думал, что погибну в эту страшную бурю.</text:p>
      <text:p text:style-name="Text_20_body"><text:span text:style-name="Strong_20_Emphasis"><text:span text:style-name="T1">Панталоне</text:span></text:span></text:p>
      <text:p text:style-name="P2">Как так? Или вы не знаете, откуда я родом?</text:p>
      <text:p text:style-name="Text_20_body"><text:span text:style-name="Strong_20_Emphasis"><text:span text:style-name="T1">Дженнаро</text:span></text:span></text:p>
      <text:p text:style-name="P2">Знаю, из <text:span text:style-name="T3">В</text:span>енеци<text:span text:style-name="T3">и</text:span>. Вы мне это говорили тысячу раз.</text:p>
      <text:p text:style-name="Text_20_body"><text:span text:style-name="Strong_20_Emphasis"><text:span text:style-name="T1">Панталоне</text:span></text:span></text:p>
      <text:p text:style-name="P3">А там, где имеется <text:span text:style-name="T3">венецианец</text:span>, там судно в безопасности. Я это знаю по опыту. <text:span text:style-name="T5">Я ведь уже разбил две шхуны и одну баржу</text:span>. Сегодня у меня слегка тряслись поджилки, не отрицаю. Не за себя, конечно, а за вас. О господи, я же видел, как вы родились, я вас на руках носил сколько времени! Покойная жена моя Пандора кормила вас, а я с вами нянчился, вы у меня на коленях плясали, Мне все еще кажется, словно я вас целую этак легонечко, а вы мне ручонками рожу отталкиваете и говорите…</text:p>
      <text:p text:style-name="P3"><text:span text:style-name="Strong_20_Emphasis">Дженнаро</text:span></text:p>
      <text:p text:style-name="P3">Да перестань, ты меня царапаешь своей бородой!</text:p>
      <text:p text:style-name="P3"><text:span text:style-name="Strong_20_Emphasis">Панталоне</text:span></text:p>
      <text:p text:style-name="P4"><text:span text:style-name="T7">Н</text:span>аконец, сердце у меня <text:span text:style-name="T3">венециа</text:span>нское, а этим все сказано. <text:span text:style-name="T4">(напевает)</text:span><text:span text:style-name="T3"> «Ах, Венеция, жемчужина у моря…»</text:span></text:p>
      <text:p text:style-name="Text_20_body"><text:span text:style-name="Strong_20_Emphasis"><text:span text:style-name="T1">Дженнаро</text:span></text:span></text:p>
      <text:p text:style-name="P2">Это правда. Вы несчетное число раз доказывали мне вашу любовь ко мне и вашу отвагу в морском деле, а то, что вы сегодня, в такую страшную бурю, благополучно привели в гавань эту галеру, – достаточный подвиг, чтобы обессмертить адмирала. Как далеко отсюда до нашего королевства Фраттомброзы? Какой нам ждать погоды, Панталоне?</text:p>
      <text:p text:style-name="Text_20_body"><text:span text:style-name="Strong_20_Emphasis"><text:span text:style-name="T1">Панталоне</text:span></text:span></text:p>
      <text:p text:style-name="P2">Эта гавань называется Спортелла. От города Фраттомброзы мы находимся в десяти милях. Погода улучшается, ветер заходит с запада, <text:span text:style-name="T3">опасный момент, удар…</text:span> Часа через два, через три небо прояснится, а там часика через полтора самое большое мы будем во Фраттомброзе утешать бедного короля Миллона, вашего братца, <text:span text:style-name="T3">которому, должно быть, непрерывно икается</text:span>, потому что вы то и дело его поминаете. Да будут благословенны братья, которые так любят друг друга! <text:span text:style-name="T6">Как говорят у нас в Венеции,</text:span> <text:span text:style-name="T6">шоб все так жили!</text:span> Могу я теперь говорить, что вы – королевский брат?</text:p>
      <text:p text:style-name="Text_20_body"><text:span text:style-name="Strong_20_Emphasis"><text:span text:style-name="T1">Дженнаро</text:span></text:span></text:p>
      <text:p text:style-name="Text_20_body"><text:span text:style-name="T1">Да, теперь можете говорить. </text:span><text:span text:style-name="Emphasis"><text:span text:style-name="T1">(Смотрит в сторону галеры, откуда сходят плачущие </text:span></text:span><text:span text:style-name="Emphasis"><text:span text:style-name="Strong_20_Emphasis"><text:span text:style-name="T1">Армилла</text:span></text:span></text:span><text:span text:style-name="Emphasis"><text:span text:style-name="T1"> и </text:span></text:span><text:span text:style-name="Emphasis"><text:span text:style-name="Strong_20_Emphasis"><text:span text:style-name="T1">Смеральдина</text:span></text:span></text:span><text:span text:style-name="Emphasis"><text:span text:style-name="T1"> в сопровождении </text:span></text:span><text:span text:style-name="Emphasis"><text:span text:style-name="Strong_20_Emphasis"><text:span text:style-name="T1">слуг</text:span></text:span></text:span><text:span text:style-name="Emphasis"><text:span text:style-name="T1">.)</text:span></text:span><text:span text:style-name="T1"> Но вот и моя похищенная принцесса сходит с галеры, </text:span><text:soft-page-break/><text:span text:style-name="T1">подавленная горем. Немедленно пошлите сухим путем гонца к моему брату, королю Миллону, с известием о нашем прибытии.</text:span></text:p>
      <text:p text:style-name="Text_20_body"><text:span text:style-name="Strong_20_Emphasis"><text:span text:style-name="T1">Панталоне</text:span></text:span></text:p>
      <text:p text:style-name="P2">Не упущу ни крошки времени. О, что за радость! Что за удовольствие! Ну и свадьбу же мы справим во Фраттомброзе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2:45:24.559563963</meta:creation-date>
    <dc:date>2020-06-06T13:50:00.302951843</dc:date>
    <meta:editing-duration>PT15M3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353" meta:character-count="2160" meta:non-whitespace-character-count="1827"/>
  </office:meta>
</office:document-meta>
</file>